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3794D32F0165E1B5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219cm, 5.582cm, 16.67cm, 11.0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2cm" svg:height="11.575cm" svg:x="0.4cm" svg:y="0.3cm">
          <draw:image xlink:href="Pictures/10000000000005E8000007E03794D32F0165E1B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2T07:09:02.687996248</dc:date>
    <meta:editing-duration>PT3M2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